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2CBB000022E6CAF4C489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style:font-size-asian="15pt" style:font-size-complex="15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style="italic" fo:font-weight="bold" style:font-style-asian="italic" style:font-weight-asian="bold"/>
    </style:style>
    <style:style style:name="P4" style:family="paragraph" style:parent-style-name="Standard">
      <style:paragraph-properties fo:text-align="justify" style:justify-single-word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left="0.5in" fo:margin-right="0in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fo:font-weight="normal" style:font-weight-asian="normal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color="#ff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master-page-name="Standard">
      <style:paragraph-properties style:page-number="auto"/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margin-left="0.5in" fo:margin-right="0in" fo:text-align="justify" style:justify-single-word="false" fo:text-indent="-0.25in" style:auto-text-indent="false"/>
      <style:text-properties fo:color="#00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margin-left="0.25in" fo:margin-right="0in" fo:text-align="justify" style:justify-single-word="false" fo:text-indent="0in" style:auto-text-indent="false"/>
      <style:text-properties fo:color="#00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margin-left="0.25in" fo:margin-right="0in" fo:text-align="justify" style:justify-single-word="false" fo:text-indent="0in" style:auto-text-indent="false"/>
      <style:text-properties fo:color="#ff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fo:font-size="12pt" style:font-size-asian="12pt" style:font-size-complex="12pt"/>
    </style:style>
    <style:style style:name="T2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tyle="italic" fo:font-weight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fo:color="#000000" fo:font-style="italic"/>
    </style:style>
    <style:style style:name="T8" style:family="text">
      <style:text-properties fo:color="#000000" fo:font-style="italic" fo:font-weight="bold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style:vertical-pos="from-top" style:horizontal-pos="center" style:horizontal-rel="paragraph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xercise 5. Answer Sheet </text:p>
      <text:p text:style-name="P1"/>
      <text:p text:style-name="P1"/>
      <text:p text:style-name="P2">Student's Name: _______________________<text:tab/><text:tab/>Student's ID: _____________________</text:p>
      <text:p text:style-name="P2"/>
      <text:p text:style-name="P7"/>
      <text:p text:style-name="P5"/>
      <text:p text:style-name="P8"><text:span text:style-name="T8">Problem 1.</text:span><text:span text:style-name="T3"> </text:span><text:span text:style-name="T7">(15 points)</text:span><text:span text:style-name="T3"> </text:span><text:span text:style-name="T1">Consider the graph below.</text:span></text:p>
      <text:p text:style-name="P10"/>
      <text:p text:style-name="P10"/>
      <text:p text:style-name="P9"><text:s text:c="6"/></text:p>
      <text:p text:style-name="P9"><text:s text:c="10"/></text:p>
      <text:p text:style-name="P9"><text:s text:c="13"/><draw:frame draw:style-name="fr1" draw:name="Picture 1" text:anchor-type="as-char" svg:y="-3.2299in" svg:width="4.5807in" svg:height="2.8362in" draw:z-index="0"><draw:image xlink:href="Pictures/2000000900002CBB000022E6CAF4C489.wmf" xlink:type="simple" xlink:show="embed" xlink:actuate="onLoad"/></draw:frame></text:p>
      <text:p text:style-name="P9"/>
      <text:p text:style-name="P12">Draw a shortest path spanning tree with root at vertex <text:span text:style-name="T4">s</text:span>. Show the cost (weight) of paths to each vertex.</text:p>
      <text:p text:style-name="P13"/>
      <text:p text:style-name="P13"/>
      <text:p text:style-name="P5"><text:s text:c="24"/></text:p>
      <text:p text:style-name="P5">Put your answer here.</text:p>
      <text:p text:style-name="P12"><text:tab/></text:p>
      <text:p text:style-name="P12"><text:tab/></text:p>
      <text:p text:style-name="P12"/>
      <text:p text:style-name="P12"/>
      <text:p text:style-name="P9"><text:span text:style-name="T9">Problem 2</text:span>. <text:span text:style-name="T5">(15 points) </text:span>Dijksta's algorithm cannot handle negative weights. Show an example and explain what happens.</text:p>
      <text:p text:style-name="P10"/>
      <text:p text:style-name="P10"><text:s text:c="6"/></text:p>
      <text:p text:style-name="P10"/>
      <text:p text:style-name="P10"/>
      <text:p text:style-name="P6">Put your answer here.</text:p>
      <text:p text:style-name="P6"/>
      <text:p text:style-name="P6"/>
      <text:p text:style-name="P6"/>
      <text:p text:style-name="P6"/>
      <text:p text:style-name="P8"><text:soft-page-break/><text:span text:style-name="T8">Problem 3. <text:s/></text:span><text:span text:style-name="T7">(20 points)</text:span><text:span text:style-name="T8"> </text:span><text:span text:style-name="T6">Extend the pseudocode of the Bellman-Ford algorithm given at the lecture so it can detect negative cycles.</text:span></text:p>
      <text:p text:style-name="P11"/>
      <text:p text:style-name="P11"/>
      <text:p text:style-name="P11"><text:s text:c="6"/>def <text:span text:style-name="T9">Bellman-Ford-modified</text:span> (G,s,w):</text:p>
      <text:list xml:id="list600318212" text:style-name="L1">
        <text:list-header>
          <text:p text:style-name="P17">Init-SS (G,s)</text:p>
          <text:p text:style-name="P17">for i=1 to |G.V|-1</text:p>
          <text:list>
            <text:list-item>
              <text:list>
                <text:list-item>
                  <text:list>
                    <text:list-header>
                      <text:p text:style-name="P17"><text:s text:c="6"/>for each edge (u,v) in G.E</text:p>
                      <text:p text:style-name="P18"><text:s text:c="21"/>RELAX (u,v,w)</text:p>
                      <text:p text:style-name="P19"><text:s text:c="6"/>Add your code here.</text:p>
                    </text:list-header>
                  </text:list>
                </text:list-item>
              </text:list>
            </text:list-item>
          </text:list>
        </text:list-header>
      </text:list>
      <text:p text:style-name="P14"/>
      <text:p text:style-name="P14"/>
      <text:p text:style-name="P14"/>
      <text:p text:style-name="P11"/>
      <text:p text:style-name="P12"/>
      <text:p text:style-name="P8"><text:span text:style-name="T8">Problem 4.</text:span><text:span text:style-name="T3"> </text:span><text:span text:style-name="T7">(50 points)</text:span><text:span text:style-name="T3"> </text:span><text:span text:style-name="T1">Write a program implementing Dijksta's</text:span><text:span text:style-name="T2"> </text:span><text:span text:style-name="T1">algorithm. Upload your source code. Show your input graph and the obtained shortest path spanning tree in the space below.</text:span></text:p>
      <text:p text:style-name="P3"/>
      <text:p text:style-name="P3"/>
      <text:p text:style-name="P3"/>
      <text:p text:style-name="P3"/>
      <text:p text:style-name="P6">Put your answer here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lr ¾©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fo:orphans="0" fo:widows="0" style:text-autospace="none"/>
      <style:text-properties style:font-name="Arial" fo:font-size="18pt" fo:language="en" fo:country="US" fo:font-weight="bold" style:font-name-asian="SimSun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style:paragraph-properties fo:margin="100%" fo:margin-left="0.0311in" fo:margin-right="1.4925in" fo:margin-top="0.0835in" fo:margin-bottom="0.0417in" fo:line-height="200%" fo:text-align="center" style:justify-single-word="false" fo:orphans="0" fo:widows="0" fo:text-indent="0in" style:auto-text-indent="false" fo:background-color="#ffffff" style:text-autospace="none">
        <style:background-image/>
      </style:paragraph-properties>
      <style:text-properties fo:font-size="18pt" fo:letter-spacing="0.0047in" fo:language="en" fo:country="US" style:font-name-asian="SimSun" style:font-size-asian="18pt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4z0" style:family="text">
      <style:text-properties style:font-name="Arial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space" fo:text-indent="-0.1665in" fo:margin-left="0.6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="0.5909in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2</dc:title>
    <meta:initial-creator>vazhenin</meta:initial-creator>
    <meta:creation-date>2007-10-10T15:42:00</meta:creation-date>
    <dc:creator>Konstantin Markov</dc:creator>
    <dc:date>2013-05-12T18:55:25</dc:date>
    <meta:editing-cycles>35</meta:editing-cycles>
    <meta:editing-duration>P1DT7H15M48S</meta:editing-duration>
    <meta:generator>LibreOffice/3.5$Linux_X86_64 LibreOffice_project/350m1$Build-2</meta:generator>
    <meta:document-statistic meta:table-count="0" meta:image-count="1" meta:object-count="0" meta:page-count="2" meta:paragraph-count="23" meta:word-count="138" meta:character-count="971" meta:non-whitespace-character-count="745"/>
  </office:meta>
</office:document-meta>
</file>